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4pt" fo:language="en" fo:country="US" officeooo:paragraph-rsid="0007c7b5" style:font-size-asian="14pt" style:font-size-complex="14pt"/>
    </style:style>
    <style:style style:name="P2" style:family="paragraph" style:parent-style-name="Standard">
      <style:text-properties fo:font-size="14pt" fo:language="en" fo:country="US" officeooo:paragraph-rsid="0007d701" style:font-size-asian="14pt" style:font-size-complex="14pt"/>
    </style:style>
    <style:style style:name="P3" style:family="paragraph" style:parent-style-name="Standard">
      <style:paragraph-properties fo:text-align="center" style:justify-single-word="false"/>
      <style:text-properties fo:font-size="14pt" fo:language="en" fo:country="US" officeooo:rsid="0007d701" officeooo:paragraph-rsid="0007d701" style:font-size-asian="14pt" style:font-size-complex="14pt"/>
    </style:style>
    <style:style style:name="P4" style:family="paragraph" style:parent-style-name="Standard">
      <style:text-properties fo:font-size="14pt" fo:language="en" fo:country="US" officeooo:rsid="0007d701" officeooo:paragraph-rsid="0007d701" style:font-size-asian="14pt" style:font-size-complex="14pt"/>
    </style:style>
    <style:style style:name="P5" style:family="paragraph" style:parent-style-name="Standard">
      <style:text-properties fo:font-size="14pt" fo:language="en" fo:country="US" officeooo:rsid="0007d701" officeooo:paragraph-rsid="0012692f" style:font-size-asian="14pt" style:font-size-complex="14pt"/>
    </style:style>
    <style:style style:name="P6" style:family="paragraph" style:parent-style-name="Standard">
      <style:text-properties fo:font-size="14pt" fo:language="en" fo:country="US" officeooo:rsid="0007d701" officeooo:paragraph-rsid="001684fe" style:font-size-asian="14pt" style:font-size-complex="14pt"/>
    </style:style>
    <style:style style:name="P7" style:family="paragraph" style:parent-style-name="Standard">
      <style:text-properties fo:font-size="14pt" fo:language="en" fo:country="US" officeooo:rsid="0007d701" officeooo:paragraph-rsid="00170f6b" style:font-size-asian="14pt" style:font-size-complex="14pt"/>
    </style:style>
    <style:style style:name="P8" style:family="paragraph" style:parent-style-name="Standard">
      <style:text-properties fo:font-size="14pt" fo:language="en" fo:country="US" officeooo:rsid="000ec984" officeooo:paragraph-rsid="000ec984" style:font-size-asian="14pt" style:font-size-complex="14pt"/>
    </style:style>
    <style:style style:name="P9" style:family="paragraph" style:parent-style-name="Standard">
      <style:text-properties fo:font-size="14pt" fo:language="en" fo:country="US" officeooo:rsid="000ec984" officeooo:paragraph-rsid="00137804" style:font-size-asian="14pt" style:font-size-complex="14pt"/>
    </style:style>
    <style:style style:name="P10" style:family="paragraph" style:parent-style-name="Standard">
      <style:text-properties fo:font-size="14pt" fo:language="en" fo:country="US" officeooo:rsid="0009781e" officeooo:paragraph-rsid="0009781e" style:font-size-asian="14pt" style:font-size-complex="14pt"/>
    </style:style>
    <style:style style:name="P11" style:family="paragraph" style:parent-style-name="Standard">
      <style:text-properties fo:font-size="14pt" fo:language="en" fo:country="US" officeooo:rsid="0009781e" officeooo:paragraph-rsid="0018ecf4" style:font-size-asian="14pt" style:font-size-complex="14pt"/>
    </style:style>
    <style:style style:name="P12" style:family="paragraph" style:parent-style-name="Standard">
      <style:text-properties fo:font-size="14pt" fo:language="en" fo:country="US" officeooo:rsid="0009781e" officeooo:paragraph-rsid="001c10af" style:font-size-asian="14pt" style:font-size-complex="14pt"/>
    </style:style>
    <style:style style:name="P13" style:family="paragraph" style:parent-style-name="Standard">
      <style:text-properties fo:font-size="14pt" fo:language="en" fo:country="US" officeooo:rsid="0009781e" officeooo:paragraph-rsid="001f1174" style:font-size-asian="14pt" style:font-size-complex="14pt"/>
    </style:style>
    <style:style style:name="P14" style:family="paragraph" style:parent-style-name="Standard">
      <style:text-properties fo:font-size="14pt" fo:language="en" fo:country="US" fo:font-weight="bold" officeooo:rsid="0007d701" officeooo:paragraph-rsid="0007d701" style:font-size-asian="14pt" style:font-weight-asian="bold" style:font-size-complex="14pt" style:font-weight-complex="bold"/>
    </style:style>
    <style:style style:name="P15" style:family="paragraph" style:parent-style-name="Standard">
      <style:text-properties fo:font-size="14pt" fo:language="en" fo:country="US" fo:font-weight="bold" officeooo:rsid="000ec984" officeooo:paragraph-rsid="000ec984" style:font-size-asian="14pt" style:font-weight-asian="bold" style:font-size-complex="14pt" style:font-weight-complex="bold"/>
    </style:style>
    <style:style style:name="P16" style:family="paragraph" style:parent-style-name="Standard">
      <style:text-properties fo:font-size="14pt" fo:language="en" fo:country="US" officeooo:paragraph-rsid="0010fbc5" style:font-name-asian="Liberation Serif1" style:font-size-asian="14pt" style:font-name-complex="Liberation Serif1" style:font-size-complex="14pt"/>
    </style:style>
    <style:style style:name="P17" style:family="paragraph" style:parent-style-name="Standard" style:master-page-name="Standard">
      <style:paragraph-properties style:page-number="auto"/>
      <style:text-properties fo:font-size="14pt" fo:language="en" fo:country="US" officeooo:paragraph-rsid="0007c7b5" style:font-size-asian="14pt" style:font-size-complex="14pt"/>
    </style:style>
    <style:style style:name="P18" style:family="paragraph" style:parent-style-name="Standard">
      <style:text-properties fo:font-size="14pt" fo:language="en" fo:country="US" officeooo:rsid="0012692f" officeooo:paragraph-rsid="0012692f" style:font-size-asian="14pt" style:font-size-complex="14pt"/>
    </style:style>
    <style:style style:name="P19" style:family="paragraph" style:parent-style-name="Standard">
      <style:text-properties fo:font-size="14pt" fo:language="en" fo:country="US" officeooo:rsid="001684fe" officeooo:paragraph-rsid="001684fe" style:font-size-asian="14pt" style:font-size-complex="14pt"/>
    </style:style>
    <style:style style:name="P20" style:family="paragraph" style:parent-style-name="Standard">
      <style:text-properties fo:font-size="14pt" fo:language="en" fo:country="US" officeooo:rsid="0018ecf4" officeooo:paragraph-rsid="0018ecf4" style:font-size-asian="14pt" style:font-size-complex="14pt"/>
    </style:style>
    <style:style style:name="P21" style:family="paragraph" style:parent-style-name="Standard">
      <style:text-properties fo:font-size="14pt" fo:language="en" fo:country="US" officeooo:rsid="001a1982" officeooo:paragraph-rsid="001a1982" style:font-size-asian="14pt" style:font-size-complex="14pt"/>
    </style:style>
    <style:style style:name="P22" style:family="paragraph" style:parent-style-name="Standard">
      <style:text-properties fo:font-size="14pt" fo:language="en" fo:country="US" fo:font-style="italic" officeooo:rsid="0018ecf4" officeooo:paragraph-rsid="0018ecf4" style:font-size-asian="14pt" style:font-style-asian="italic" style:font-size-complex="14pt" style:font-style-complex="italic"/>
    </style:style>
    <style:style style:name="P23" style:family="paragraph" style:parent-style-name="Standard">
      <style:text-properties fo:font-size="14pt" fo:language="en" fo:country="US" fo:font-style="italic" officeooo:rsid="001a1982" officeooo:paragraph-rsid="001a1982" style:font-size-asian="14pt" style:font-style-asian="italic" style:font-size-complex="14pt" style:font-style-complex="italic"/>
    </style:style>
    <style:style style:name="P24" style:family="paragraph" style:parent-style-name="Standard">
      <style:text-properties fo:font-size="14pt" fo:language="en" fo:country="US" fo:font-weight="bold" officeooo:rsid="0009781e" officeooo:paragraph-rsid="0009781e" style:font-size-asian="14pt" style:font-weight-asian="bold" style:font-size-complex="14pt" style:font-weight-complex="bold"/>
    </style:style>
    <style:style style:name="T1" style:family="text">
      <style:text-properties officeooo:rsid="000e9442"/>
    </style:style>
    <style:style style:name="T2" style:family="text">
      <style:text-properties fo:font-style="italic" officeooo:rsid="0018ecf4" style:font-style-asian="italic" style:font-style-complex="italic"/>
    </style:style>
    <style:style style:name="T3" style:family="text">
      <style:text-properties officeooo:rsid="0010fbc5"/>
    </style:style>
    <style:style style:name="T4" style:family="text">
      <style:text-properties officeooo:rsid="0012692f"/>
    </style:style>
    <style:style style:name="T5" style:family="text">
      <style:text-properties officeooo:rsid="00137804"/>
    </style:style>
    <style:style style:name="T6" style:family="text">
      <style:text-properties officeooo:rsid="00149980"/>
    </style:style>
    <style:style style:name="T7" style:family="text">
      <style:text-properties officeooo:rsid="001684fe"/>
    </style:style>
    <style:style style:name="T8" style:family="text">
      <style:text-properties officeooo:rsid="00170f6b"/>
    </style:style>
    <style:style style:name="T9" style:family="text">
      <style:text-properties officeooo:rsid="0018ecf4"/>
    </style:style>
    <style:style style:name="T10" style:family="text">
      <style:text-properties officeooo:rsid="001a1982"/>
    </style:style>
    <style:style style:name="T11" style:family="text">
      <style:text-properties officeooo:rsid="001c10af"/>
    </style:style>
    <style:style style:name="T12" style:family="text">
      <style:text-properties officeooo:rsid="002094b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Assignment <text:span text:style-name="T3">4</text:span>: <text:span text:style-name="T3">Legacy Fortran </text:span></text:p>
      <text:p text:style-name="P16"><text:s/><text:tab/><text:span text:style-name="T3">Re-engineering of <text:s/>a Fortran77: Tic-Tac-Toe program </text:span></text:p>
      <text:p text:style-name="P1"/>
      <text:p text:style-name="P1">Student Name: <text:s text:c="2"/><text:span text:style-name="T12">Wolfgang Huettunger</text:span></text:p>
      <text:p text:style-name="P1">Student ID: <text:s text:c="7"/></text:p>
      <text:p text:style-name="P1">Student Email: <text:s text:c="2"/></text:p>
      <text:p text:style-name="P1"/>
      <text:p text:style-name="P1">Date created: <text:s text:c="3"/><text:span text:style-name="T3">April 3rd</text:span> 2013</text:p>
      <text:p text:style-name="P1">Date modified: <text:span text:style-name="T3">April 9th</text:span> 2013</text:p>
      <text:p text:style-name="P1"/>
      <text:p text:style-name="P18">Convert a Fortran 77 program which is a game between the computer and the user. The program simulates a Tic-Tac-Toe game. I used Fortran 95 to complete this task. To avoid goto statements I chose modularization by the use subroutines. I also replaced some output formatting to a more readable version as well as some internal loops to accommodate readability and ensure proper functionality. </text:p>
      <text:p text:style-name="P18"/>
      <text:p text:style-name="P3">Design Document</text:p>
      <text:p text:style-name="P4"/>
      <text:p text:style-name="P5">The program uses <text:span text:style-name="T4">a</text:span> <text:span text:style-name="T4">very similar logic</text:span> as the original one provided. <text:span text:style-name="T4">This program can be found in appendix A of the document: Multics Fortran User's Guide by Honeywell, December 1979, order number CC70-01. It is accessible under the link: </text:span><text:a xlink:type="simple" xlink:href="http://www.bitsavers.org/pdf/honeywell/multics/CC70-01C_fortranUG_Dec83.pdf"><text:span text:style-name="T4">http://www.bitsavers.org/pdf/honeywell/multics/CC70-01C_fortranUG_Dec83.pdf</text:span></text:a></text:p>
      <text:p text:style-name="P18">I adapted the program which includes some formatting and loop changes. The main difference is the transformation of goto statements into subroutines and accompanying if statements where needed. I intended to increase readability as well modularity. </text:p>
      <text:p text:style-name="P8"/>
      <text:p text:style-name="P15">Definition of <text:span text:style-name="T5">minor </text:span>expansion:</text:p>
      <text:p text:style-name="P9"><text:span text:style-name="T5">I identified small problems with the computer's response function. It did not recognize at all potential game states that choosing a different position for its stone would enable it to <text:s/>get a draw. Nevertheless I was not able to complete this task to my full satisfaction. Some extra work should be added to the computer's best choice routine. The main target of this task was to implement the same routine as given. Therefore I did not proceed further to fulfill this requirements. </text:span></text:p>
      <text:p text:style-name="P7"><text:span text:style-name="T8">To improve some stability the program only reads in the first two digits the user enters on the prompt. For example ntering 12x will not crash the program. This will be interpreted as an invalid number and the program prompt again for the number. This should be a saver way to accept input. </text:span></text:p>
      <text:p text:style-name="P4"/>
      <text:p text:style-name="P14">Compilation instructions:</text:p>
      <text:p text:style-name="P4">To compile this program please copy the file:</text:p>
      <text:p text:style-name="P4"><text:tab/>assignment<text:span text:style-name="T6">4.f95</text:span></text:p>
      <text:p text:style-name="P4">into one folder. </text:p>
      <text:p text:style-name="P4"><text:soft-page-break/>Under Linux please install the <text:span text:style-name="T7">GFortran </text:span>compiler. On Mint14 this was sufficient and the program could be compiled using the phrase:</text:p>
      <text:p text:style-name="P6"><text:tab/> <text:span text:style-name="T7"><text:s/>gfortran assignment4.f95 </text:span></text:p>
      <text:p text:style-name="P4">This generates an executable with the name <text:span text:style-name="T7">a.out.</text:span> </text:p>
      <text:p text:style-name="P4">In the tested system this program compiles without errors and runs without problems.</text:p>
      <text:p text:style-name="P4"/>
      <text:p text:style-name="P14">Execution of the program:</text:p>
      <text:p text:style-name="P4">To execute this <text:span text:style-name="T1">program </text:span>please enter ./<text:span text:style-name="T7">a.out</text:span>.</text:p>
      <text:p text:style-name="P4">Then the program will prompt <text:span text:style-name="T7">the following output and request in the last line a user input</text:span>:</text:p>
      <text:p text:style-name="P19"><text:s text:c="2"/>Play tic-tac-toe. Type 1-9 to play. </text:p>
      <text:p text:style-name="P19"><text:s/></text:p>
      <text:p text:style-name="P19"><text:s text:c="11"/>1|2|3 </text:p>
      <text:p text:style-name="P19"><text:s text:c="11"/>4|5|6 </text:p>
      <text:p text:style-name="P19"><text:s text:c="11"/>7|8|9 </text:p>
      <text:p text:style-name="P19"><text:s/></text:p>
      <text:p text:style-name="P19"><text:s text:c="2"/>Your move?</text:p>
      <text:p text:style-name="P19">Note: The user input MUST be an integer. Deviating from this will result in a crash of the program. If the user enters numbers outside of the range 1 to 9 the program will not crash. I will request the user to enter a valid number. </text:p>
      <text:p text:style-name="P4"/>
      <text:p text:style-name="P14">Program Structure:</text:p>
      <text:p text:style-name="P22">tic-tac-toe</text:p>
      <text:p text:style-name="P13"><text:span text:style-name="T9"><text:tab/>Main program which sets up the board and call the actual game routine </text:span><text:span text:style-name="T2">rungame</text:span></text:p>
      <text:p text:style-name="P22">rungame</text:p>
      <text:p text:style-name="P20"><text:tab/>Game routine which plays the game</text:p>
      <text:p text:style-name="P11"><text:span text:style-name="T9"><text:tab/>Get the user's choice by calling </text:span><text:span text:style-name="T2">getuserchoice</text:span></text:p>
      <text:p text:style-name="P11"><text:span text:style-name="T9"><text:tab/>Check the game status by calling </text:span><text:span text:style-name="T2">won</text:span></text:p>
      <text:p text:style-name="P11"><text:span text:style-name="T9"><text:tab/>Will request the computer's response with </text:span><text:span text:style-name="T2">mover</text:span></text:p>
      <text:p text:style-name="P11"><text:tab/><text:span text:style-name="T9">Print out the board with </text:span><text:span text:style-name="T2">printtheboard</text:span></text:p>
      <text:p text:style-name="P22">getuserchoice</text:p>
      <text:p text:style-name="P11"><text:span text:style-name="T9"><text:tab/>Shows in the starting phase the board setup with </text:span><text:span text:style-name="T2">unpolitemessage</text:span></text:p>
      <text:p text:style-name="P20"><text:tab/>Request user input and check if valid, if not valid re-prompt</text:p>
      <text:p text:style-name="P23">unpolitemessage</text:p>
      <text:p text:style-name="P21"><text:tab/>Shows the board setup</text:p>
      <text:p text:style-name="P23">printtheboard</text:p>
      <text:p text:style-name="P21"><text:tab/>Shows the current state of the board</text:p>
      <text:p text:style-name="P23">mover</text:p>
      <text:p text:style-name="P10"><text:tab/><text:span text:style-name="T10">Calculates a valid move for the computer in response to the current state of game</text:span></text:p>
      <text:p text:style-name="P23">won</text:p>
      <text:p text:style-name="P21"><text:tab/>Checks the game status for a winner </text:p>
      <text:p text:style-name="P21"/>
      <text:p text:style-name="P24"><text:soft-page-break/>Discussion</text:p>
      <text:p text:style-name="P10"><text:span text:style-name="T1">In</text:span> summary I want to point out <text:span text:style-name="T10">that this assignment was feasible with the given time. This is so as assignment 1 exposed me to the same language as well as the thought process of re-engineering a Fortran 77 program. Proving the original source was also very helpful as it is well documented and easy to follow. </text:span></text:p>
      <text:p text:style-name="P12"><text:span text:style-name="T11">I am aware that this program is not perfect. It is only a simple approach of the game tic-tac-toe. An artificial intelligence approach as displayed in a movie from the same era named “Wargames” would require large programming skills and would deviate from the task in this assignment. </text:span></text:p>
      <text:p text:style-name="P2"/>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31T17:29:25</meta:creation-date>
    <dc:date>2015-07-26T20:49:50.702795375</dc:date>
    <meta:editing-duration>PT1H38M13S</meta:editing-duration>
    <meta:editing-cycles>21</meta:editing-cycles>
    <meta:generator>LibreOffice/4.2.8.2$Linux_X86_64 LibreOffice_project/420m0$Build-2</meta:generator>
    <meta:document-statistic meta:table-count="0" meta:image-count="0" meta:object-count="0" meta:page-count="3" meta:paragraph-count="56" meta:word-count="669" meta:character-count="4159" meta:non-whitespace-character-count="3452"/>
  </office:meta>
</office:document-meta>
</file>